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.AppleSystemUIFontMonospaced" svg:font-family=".AppleSystemUIFontMonospaced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.AppleSystemUIFontMonospaced" fo:font-size="12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style:font-name="Helvetic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ELEGRAM_TOKEN=</text:span>8341996944:AAElFCzlzt9IRHL11UU_1BUyP0n-t6hHqUU</text:p>
      <text:p text:style-name="P2"><text:s text:c="3"/>AUTHORIZED_USER_ID=5612695873</text:p>
      <text:p text:style-name="P2"><text:s text:c="3"/>TIMEZONE=America/Bogota</text:p>
      <text:p text:style-name="P2"><text:s text:c="3"/>REMINDER_MINUTES_BEFORE=60</text:p>
      <text:p text:style-name="P2"><text:s text:c="3"/>GOOGLE_CREDENTIALS_FILE=credentials.json</text:p>
      <text:p text:style-name="P2"><text:s text:c="3"/>GOOGLE_TOKEN_FILE=token.j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5</meta:generator>
  </office:meta>
</office:document-meta>
</file>